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GatewaySupport.setRestTemplate( RestTemplate rest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GatewaySupport.RestGateway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GatewaySupport.getRes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GatewaySupport.RestGatewaySupport(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